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5.86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59cm" fo:margin-left="0cm" fo:margin-top="0cm" fo:margin-bottom="0cm" table:align="left" style:may-break-between-rows="false" style:writing-mode="lr-tb"/>
    </style:style>
    <style:style style:name="Table2.A" style:family="table-column">
      <style:table-column-properties style:column-width="5.863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pt" fo:country="BR" officeooo:paragraph-rsid="001d6ba3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1d6ba3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28183b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text-properties officeooo:paragraph-rsid="001a5e66"/>
    </style:style>
    <style:style style:name="P9" style:family="paragraph" style:parent-style-name="Standard">
      <style:text-properties officeooo:paragraph-rsid="002490c2"/>
    </style:style>
    <style:style style:name="P10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d6ba3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en" fo:country="US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ext:p text:style-name="Standard" loext:marker-style-name="T1"><text:text-input text:description="">{% if caption %}</text:text-input></text:p>
      <text:p text:style-name="Standard" loext:marker-style-name="T1"><text:span text:style-name="T1"><text:text-input text:description="">{% for row in to_table(pics, n_cols) %}</text:text-input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" loext:marker-style-name="T1">Table <text:sequence text:ref-name="refTable0" text:name="Table" text:formula="ooow:Table+1" style:num-format="1">1</text:sequence><text:s/>– <text:text-input text:description="">{{ caption }}</text:text-input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 loext:marker-style-name="T1"><text:text-input text:description="cell">{% for pic in row %}</text:text-input></text:p>
          </table:table-cell>
          <table:table-cell table:style-name="Table1.A1" office:value-type="string">
            <text:p text:style-name="P12"><text:span text:style-name="T2"><text:text-input text:description="">{% if show_caption %}</text:text-input></text:span><text:span text:style-name="T1"><text:s/></text:span></text:p>
            <text:p text:style-name="P12"><text:span text:style-name="T1">Foto </text:span><text:sequence text:ref-name="refFoto0" text:name="Foto" text:formula="ooow:Foto+1" style:num-format="1">1</text:sequence><text:span text:style-name="T1"><text:s/>– {{ pic.caption }}</text:span></text:p>
            <text:p text:style-name="P12"><text:span text:style-name="T3"><text:text-input text:description="">{% endif %}</text:text-input></text:span></text:p>
            <text:p text:style-name="P2" loext:marker-style-name="T1"><text:span text:style-name="T1"><text:text-input text:description="">{{ image(pic.path, pic.width) }}</text:text-input></text:span></text:p>
          </table:table-cell>
          <table:table-cell table:style-name="Table1.A1" office:value-type="string">
            <text:p text:style-name="P7" loext:marker-style-name="T1"><text:text-input text:description="cell">{% endfor %}</text:text-input></text:p>
          </table:table-cell>
        </table:table-row>
      </table:table>
      <text:p text:style-name="P3" loext:marker-style-name="T1"/>
      <text:p text:style-name="Standard"><text:text-input text:description="paragraph">{% endfor %}</text:text-input></text:p>
      <text:p text:style-name="P9"><text:text-input text:description="paragraph">{% else %}</text:text-input></text:p>
      <text:p text:style-name="Standard" loext:marker-style-name="T1"><text:span text:style-name="T1"><text:text-input text:description="">{% for row in to_table(pics, n_cols) %}</text:text-input></text:span></text:p>
      <text:p text:style-name="P3" loext:marker-style-name="T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6" loext:marker-style-name="T1"><text:text-input text:description="cell">{% for pic in row %}</text:text-input></text:p>
          </table:table-cell>
          <table:table-cell table:style-name="Table2.A1" office:value-type="string">
            <text:p text:style-name="P12"><text:span text:style-name="T2"><text:text-input text:description="">{% if show_caption %}</text:text-input></text:span><text:span text:style-name="T1"><text:s/></text:span></text:p>
            <text:p text:style-name="P12"><text:span text:style-name="T1">Foto </text:span><text:sequence text:ref-name="refFoto1" text:name="Foto" text:formula="ooow:Foto+1" style:num-format="1">2</text:sequence><text:span text:style-name="T1"><text:s/>– {{ pic.caption }}</text:span></text:p>
            <text:p text:style-name="P12"><text:span text:style-name="T3"><text:text-input text:description="">{% endif %}</text:text-input></text:span></text:p>
            <text:p text:style-name="P2" loext:marker-style-name="T1"><text:span text:style-name="T1"><text:text-input text:description="">{{ image(pic.path, pic.width) }}</text:text-input></text:span></text:p>
          </table:table-cell>
          <table:table-cell table:style-name="Table2.A1" office:value-type="string">
            <text:p text:style-name="P7" loext:marker-style-name="T1"><text:text-input text:description="cell">{% endfor %}</text:text-input></text:p>
          </table:table-cell>
        </table:table-row>
      </table:table>
      <text:p text:style-name="P3" loext:marker-style-name="T1"/>
      <text:p text:style-name="P8"><text:text-input text:description="">{% endfor %}</text:text-input></text:p>
      <text:p text:style-name="P8" loext:marker-style-name="T1"><text:span text:style-name="T1"><text:text-input text:description="">{% endif %}</text:text-input></text:span></text:p>
      <text:p text:style-name="P3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3</meta:editing-cycles>
    <meta:creation-date>2023-11-10T08:24:00</meta:creation-date>
    <dc:date>2023-11-16T11:36:46.388158016</dc:date>
    <dc:language>pt-BR</dc:language>
    <meta:editing-duration>PT2H43M13S</meta:editing-duration>
    <meta:generator>LibreOffice/7.5.8.2$Linux_X86_64 LibreOffice_project/50$Build-2</meta:generator>
    <meta:document-statistic meta:table-count="2" meta:image-count="0" meta:object-count="0" meta:page-count="1" meta:paragraph-count="20" meta:word-count="121" meta:character-count="444" meta:non-whitespace-character-count="374"/>
    <meta:user-defined meta:name="AppVersion">16.0000</meta:user-defined>
    <meta:template xlink:type="simple" xlink:actuate="onRequest" xlink:title="Normal.dotm" xlink:href=""/>
  </office:meta>
</office:document-meta>
</file>